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230A0000208F720B4A417CC856F0.svm" manifest:media-type=""/>
  <manifest:file-entry manifest:full-path="Pictures/2000000700002B9E00002D7B5F2EF5D091F9B87D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1e2bb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2pt" fo:language="ru" fo:country="RU" officeooo:paragraph-rsid="001e2bba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dd27e"/>
    </style:style>
    <style:style style:name="T5" style:family="text">
      <style:text-properties fo:language="ru" fo:country="RU" officeooo:rsid="001e2bba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К</text:span><text:span text:style-name="T4">ленин Его</text:span><text:span text:style-name="T3">р</text:span><text:span text:style-name="T1">, </text:span><text:span text:style-name="T5">Калинов Александр</text:span></text:p>
      <text:p text:style-name="P12">3 курс, ФТФ-ФПД</text:p>
      <text:p text:style-name="P3"/>
      <text:p text:style-name="P1">Лабораторная работа <text:span text:style-name="T3">№3</text:span></text:p>
      <text:p text:style-name="P2">АЦП последовательного приближения</text:p>
      <text:p text:style-name="P6"/>
      <text:list xml:id="list7130579154365773507" text:style-name="L1">
        <text:list-item>
          <text:p text:style-name="P16"><text:span text:style-name="T2">Цель работы:</text:span><text:span text:style-name="T1"> </text:span><text:span text:style-name="T3">изучить основные способы аналого-цифрового преобразования, устройство аналого-цифровых преобразователей последовательного приближения и их основные параметры. Освоить построение программно управляемых АЦП последовательного приближения и последовательного счета.</text:span></text:p>
        </text:list-item>
      </text:list>
      <text:p text:style-name="P7"/>
      <text:list xml:id="list111140078884572" text:continue-numbering="true" text:style-name="L1">
        <text:list-item>
          <text:p text:style-name="P13">Схема:</text:p>
        </text:list-item>
      </text:list>
      <text:p text:style-name="P9"/>
      <text:p text:style-name="P5"><draw:frame draw:style-name="fr1" draw:name="Графический объект1" text:anchor-type="paragraph" svg:width="8.267cm" svg:height="7.682cm" draw:z-index="0"><draw:image xlink:href="Pictures/200000070000230A0000208F720B4A417CC856F0.svm" xlink:type="simple" xlink:show="embed" xlink:actuate="onLoad"/></draw:frame><draw:frame draw:style-name="fr2" draw:name="Графический объект2" text:anchor-type="paragraph" svg:y="0cm" svg:width="8.707cm" svg:height="8.126cm" draw:z-index="1"><draw:image xlink:href="Pictures/2000000700002B9E00002D7B5F2EF5D091F9B87D.svm" xlink:type="simple" xlink:show="embed" xlink:actuate="onLoad"/></draw:frame></text:p>
      <text:list xml:id="list111140418166756" text:continue-numbering="true" text:style-name="L1">
        <text:list-item>
          <text:p text:style-name="P14">Листинг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АЦП последовательного приближения</text:p>
          </table:table-cell>
          <table:table-cell table:style-name="Таблица1.B1" office:value-type="string">
            <text:p text:style-name="P7">АЦП последовательного счета</text:p>
          </table:table-cell>
        </table:table-row>
        <table:table-row>
          <table:table-cell table:style-name="Таблица1.A2" office:value-type="string">
            <text:p text:style-name="P11">PROGRAM ACP;</text:p>
            <text:p text:style-name="P11">USES CRT;</text:p>
            <text:p text:style-name="P11">VAR XIN,XOUT,I,M: INTEGER;</text:p>
            <text:p text:style-name="P11">BEGIN</text:p>
            <text:p text:style-name="P11"/>
            <text:p text:style-name="P11"><text:s text:c="4"/>XOUT:=0;</text:p>
            <text:p text:style-name="P11"><text:s text:c="4"/>PORT[$378]:=0;</text:p>
            <text:p text:style-name="P11"><text:s text:c="4"/>M:=128;</text:p>
            <text:p text:style-name="P11"><text:s text:c="4"/>FOR I:=0 TO 7 DO</text:p>
            <text:p text:style-name="P11"><text:s text:c="4"/>BEGIN</text:p>
            <text:p text:style-name="P11"><text:s text:c="8"/>PORT[$378]:=(M OR XOUT);</text:p>
            <text:p text:style-name="P11"><text:s text:c="4"/>DELAY(1);</text:p>
            <text:p text:style-name="P11"><text:s text:c="4"/>XIN:=PORT[$379];</text:p>
            <text:p text:style-name="P11"><text:s text:c="4"/>IF XIN=94 THEN XOUT:=XOUT+M;</text:p>
            <text:p text:style-name="P11"><text:s text:c="4"/>M:=ROUND(M/2);</text:p>
            <text:p text:style-name="P11"><text:s text:c="4"/>END;</text:p>
            <text:p text:style-name="P11"/>
            <text:p text:style-name="P11"><text:s text:c="4"/>WRITE('Uвх = ',XOUT/100:1:1,' вольт.');</text:p>
            <text:p text:style-name="P11"><text:s text:c="4"/>READLN;</text:p>
            <text:p text:style-name="P11"><text:s text:c="4"/>CLRSCR;</text:p>
            <text:p text:style-name="P11"/>
            <text:p text:style-name="P11">END.</text:p>
          </table:table-cell>
          <table:table-cell table:style-name="Таблица1.B2" office:value-type="string">
            <text:p text:style-name="P11">PROGRAM ACP;</text:p>
            <text:p text:style-name="P11">USES CRT;</text:p>
            <text:p text:style-name="P11">VAR XIN,XOUT,I: INTEGER;</text:p>
            <text:p text:style-name="P11">BEGIN</text:p>
            <text:p text:style-name="P11"/>
            <text:p text:style-name="P11"><text:s text:c="4"/>FOR I:=0 TO 255 DO</text:p>
            <text:p text:style-name="P11"><text:s text:c="4"/>BEGIN</text:p>
            <text:p text:style-name="P11"><text:s text:c="8"/>PORT[$378]:=I;</text:p>
            <text:p text:style-name="P11"><text:s text:c="8"/>DELAY(1);</text:p>
            <text:p text:style-name="P11"><text:s text:c="8"/>XIN:=PORT[$379];</text:p>
            <text:p text:style-name="P11"><text:s text:c="8"/>IF XIN=126 THEN</text:p>
            <text:p text:style-name="P11"><text:s text:c="8"/>BEGIN</text:p>
            <text:p text:style-name="P11"><text:s text:c="12"/>XOUT:=I;</text:p>
            <text:p text:style-name="P11"><text:s text:c="12"/>I:=255;</text:p>
            <text:p text:style-name="P11"><text:s text:c="8"/>END;</text:p>
            <text:p text:style-name="P11"><text:s text:c="4"/>END;</text:p>
            <text:p text:style-name="P11"/>
            <text:p text:style-name="P11"><text:s text:c="4"/>WRITE('XOUT= ',XOUT);</text:p>
            <text:p text:style-name="P11"><text:s text:c="4"/>READLN;</text:p>
            <text:p text:style-name="P11"><text:s text:c="4"/>CLRSCR;</text:p>
            <text:p text:style-name="P11"/>
            <text:p text:style-name="P11">END.</text:p>
          </table:table-cell>
        </table:table-row>
      </table:table>
      <text:p text:style-name="P8"/>
      <text:list xml:id="list8463571639783555085" text:style-name="L2">
        <text:list-item>
          <text:p text:style-name="P15">Вывод: <text:span text:style-name="T6">в ходе работы мы изучили основные способы АЦП, устройство АЦП последовательного приближения и их основные параметры; освоили построение программно управляемых АЦП последовательного приближения и последовательного счет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17T11:11:39.340000000</dc:date>
    <meta:editing-duration>PT4H46M15S</meta:editing-duration>
    <meta:editing-cycles>42</meta:editing-cycles>
    <meta:generator>LibreOffice/5.1.1.3$Windows_x86 LibreOffice_project/89f508ef3ecebd2cfb8e1def0f0ba9a803b88a6d</meta:generator>
    <meta:document-statistic meta:table-count="1" meta:image-count="2" meta:object-count="0" meta:page-count="1" meta:paragraph-count="48" meta:word-count="143" meta:character-count="1282" meta:non-whitespace-character-count="1035"/>
  </office:meta>
</office:document-meta>
</file>